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1.31pt"/>
    </style:style>
    <style:style style:name="co2" style:family="table-column">
      <style:table-column-properties fo:break-before="auto" style:column-width="275.41pt"/>
    </style:style>
    <style:style style:name="co3" style:family="table-column">
      <style:table-column-properties fo:break-before="auto" style:column-width="208.74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ROM SCREEN</text:p>
          </table:table-cell>
          <table:table-cell table:style-name="ce2" office:value-type="string" calcext:value-type="string">
            <text:p>JSON PAYLOAD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J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AA840F007B22415443456E61626C65223A317D061600</text:p>
          </table:table-cell>
          <table:table-cell table:style-name="ce2" office:value-type="string" calcext:value-type="string">
            <text:p>{"ATCEnable":1}</text:p>
          </table:table-cell>
          <table:table-cell table:style-name="ce2" office:value-type="string" calcext:value-type="string">
            <text:p>thermostat toggle to on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55aa840f007b22415443456e61626c65223a307d0786</text:p>
          </table:table-cell>
          <table:table-cell table:style-name="ce2" office:value-type="string" calcext:value-type="string">
            <text:p>{"ATCEnable":0}</text:p>
          </table:table-cell>
          <table:table-cell table:style-name="ce2" office:value-type="string" calcext:value-type="string">
            <text:p>thermostat toggle to off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42B007B22415443456E61626C65223A302C224154434D6F6465223A302C2241544345787065637430223A32377D713800</text:p>
          </table:table-cell>
          <table:table-cell table:style-name="ce2" office:value-type="string" calcext:value-type="string">
            <text:p>{"ATCEnable":0,"ATCMode":0,"ATCExpect0":27}</text:p>
          </table:table-cell>
          <table:table-cell table:style-name="ce2" office:value-type="string" calcext:value-type="string">
            <text:p>thermosta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40D007B224154434D6F6465223A317D8AC0</text:p>
          </table:table-cell>
          <table:table-cell table:style-name="ce2" office:value-type="string" calcext:value-type="string">
            <text:p>{"ATCMode":1}</text:p>
          </table:table-cell>
          <table:table-cell table:style-name="ce2" office:value-type="string" calcext:value-type="string">
            <text:p>switching thermostate modes</text:p>
          </table:table-cell>
          <table:table-cell table:style-name="ce2" office:value-type="string" calcext:value-type="string">
            <text:p>55AA840D007B224154434D6F6465223A317D8AC000</text:p>
          </table:table-cell>
          <table:table-cell table:style-name="ce2" office:value-type="string" calcext:value-type="string">
            <text:p>{"ATCMode":1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AA870B007B226572726F72223A307D550100</text:p>
          </table:table-cell>
          <table:table-cell table:style-name="ce2" office:value-type="string" calcext:value-type="string">
            <text:p>{"error":0}</text:p>
          </table:table-cell>
          <table:table-cell table:style-name="ce2" office:value-type="string" calcext:value-type="string">
            <text:p>response from screen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000B007B226572726F72223A327DD3E600</text:p>
          </table:table-cell>
          <table:table-cell table:style-name="ce2" office:value-type="string" calcext:value-type="string">
            <text:p>{"error":2}</text:p>
          </table:table-cell>
          <table:table-cell table:style-name="ce2" office:value-type="string" calcext:value-type="string">
            <text:p>wrong command se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0B007B226572726F72223A337D553000</text:p>
          </table:table-cell>
          <table:table-cell table:style-name="ce2" office:value-type="string" calcext:value-type="string">
            <text:p>{"error":3}</text:p>
          </table:table-cell>
          <table:table-cell table:style-name="ce2" office:value-type="string" calcext:value-type="string">
            <text:p>when wrong command se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21007B226964223A22363136343637363633323634376632613664353933636632227D8DED00</text:p>
          </table:table-cell>
          <table:table-cell table:style-name="ce2" office:value-type="string" calcext:value-type="string">
            <text:p>{"id":"6164676632647f2a6d593cf2"}</text:p>
          </table:table-cell>
          <table:table-cell table:style-name="ce2" office:value-type="string" calcext:value-type="string">
            <text:p>scene widget press, sends scene i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73B007B226964223A2231303031333833323138222C227377697463686573223A5B7B226F75746C6574223A302C22737769746368223A226F6E227D5D7D3F54</text:p>
          </table:table-cell>
          <table:table-cell table:style-name="ce2" office:value-type="string" calcext:value-type="string">
            <text:p>{"id":"1001383218","switches":[{"outlet":0,"switch":"on"}]}</text:p>
          </table:table-cell>
          <table:table-cell table:style-name="ce2" office:value-type="string" calcext:value-type="string">
            <text:p>actuating switch</text:p>
          </table:table-cell>
          <table:table-cell table:style-name="ce2" office:value-type="string" calcext:value-type="string">
            <text:p>55AA8654007B226964223A2231303031333833323138222C22706172616D73223A7B22737769746368223A226F6E222C227377697463686573223A5B7B22737769746368223A226F6E222C226F75746C6574223A307D5D7D7D29B700</text:p>
          </table:table-cell>
          <table:table-cell table:style-name="ce2" office:value-type="string" calcext:value-type="string">
            <text:p>{"id":"1001383218","params":{"switch":"on","switches":[{"switch":"on","outlet":0}]}}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AA873C007B226964223A2231303031333833323138222C227377697463686573223A5B7B226F75746C6574223A302C22737769746368223A226F6666227D5D7D2D2F</text:p>
          </table:table-cell>
          <table:table-cell table:style-name="ce2" office:value-type="string" calcext:value-type="string">
            <text:p>{"id":"1001383218","switches":[{"outlet":0,"switch":"off"}]}</text:p>
          </table:table-cell>
          <table:table-cell table:style-name="ce2"/>
          <table:table-cell table:style-name="ce2" office:value-type="string" calcext:value-type="string">
            <text:p>55AA870B007B226572726F72223A307D550100</text:p>
          </table:table-cell>
          <table:table-cell table:style-name="ce2" office:value-type="string" calcext:value-type="string">
            <text:p>{"error":0}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{"id":"1001383218","switches":[{"outlet":0,"switch":"off"},{"outlet":1,"switch":"on"}]}</text:p>
          </table:table-cell>
          <table:table-cell table:style-name="ce2" office:value-type="string" calcext:value-type="string">
            <text:p>can control both with single comma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2C007B226964223A2231303030663139306536222C22706172616D73223A7B22737769746368223A226F6E227D7DFC1700</text:p>
          </table:table-cell>
          <table:table-cell table:style-name="ce2" office:value-type="string" calcext:value-type="string">
            <text:p>{"id":"1000f190e6","params":{"switch":"on"}}</text:p>
          </table:table-cell>
          <table:table-cell table:style-name="ce2" office:value-type="string" calcext:value-type="string">
            <text:p>widget light toggle on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49007B226964223A2231303030663731623031222C22706172616D73223A7B226C74797065223A227768697465222C227768697465223A7B226272223A3130302C226374223A37347D7D7D75B500</text:p>
          </table:table-cell>
          <table:table-cell table:style-name="ce2" office:value-type="string" calcext:value-type="string">
            <text:p>{"id":"1000f71b01","params":{"ltype":"white","white":{"br":100,"ct":74}}}</text:p>
          </table:table-cell>
          <table:table-cell table:style-name="ce2" office:value-type="string" calcext:value-type="string">
            <text:p>moving brightness or ct slider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73007B226964223A2231303031333832613666222C22706172616D73223A7B22737769746368223A226F6E222C226C696768745F74797065223A312C22636F6C6F7252223A302C22636F6C6F7247223A382C22636F6C6F7242223A3234382C22627269676874223A34302C226D6F6465223A317D7DB7BD00</text:p>
          </table:table-cell>
          <table:table-cell table:style-name="ce2" office:value-type="string" calcext:value-type="string">
            <text:p>{"id":"1001382a6f","params":{"switch":"on","light_type":1,"colorR":0,"colorG":8,"colorB":248,"bright":40,"mode":1}}</text:p>
          </table:table-cell>
          <table:table-cell table:style-name="ce2" office:value-type="string" calcext:value-type="string">
            <text:p>using L1 color whee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67007B226964223A2231303031333832613666222C22706172616D73223A7B226C696768745F74797065223A312C22636F6C6F7252223A3234382C22636F6C6F7247223A302C22636F6C6F7242223A3234302C22627269676874223A37302C226D6F6465223A317D7DAD7200</text:p>
          </table:table-cell>
          <table:table-cell table:style-name="ce2" office:value-type="string" calcext:value-type="string">
            <text:p>{"id":"1001382a6f","params":{"light_type":1,"colorR":248,"colorG":0,"colorB":240,"bright":70,"mode":1}}</text:p>
          </table:table-cell>
          <table:table-cell table:style-name="ce2" office:value-type="string" calcext:value-type="string">
            <text:p>using L1 brightness slider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439007B226374797065223A22646576696365222C226964223A2231303031333833323138222C227265736F7572636574797065223A22415443227D0098</text:p>
          </table:table-cell>
          <table:table-cell table:style-name="ce2" office:value-type="string" calcext:value-type="string">
            <text:p>{"ctype":"device","id":"1001383218","resourcetype":"ATC"}</text:p>
          </table:table-cell>
          <table:table-cell table:style-name="ce2" office:value-type="string" calcext:value-type="string">
            <text:p>when entering widgets in app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X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55AA8017007B227175657279496E666F223A2276657273696F6E227D846C</text:p>
          </table:table-cell>
          <table:table-cell table:style-name="ce2" office:value-type="string" calcext:value-type="string">
            <text:p>{"queryInfo":"version"}</text:p>
          </table:table-cell>
          <table:table-cell table:style-name="ce2" office:value-type="string" calcext:value-type="string">
            <text:p>startup query string</text:p>
          </table:table-cell>
          <table:table-cell table:style-name="ce2" office:value-type="string" calcext:value-type="string">
            <text:p>55AA800B007B226572726F72223A307D53C60055AA8020007B226669726D77617265223A2276312E302E31222C226D6F64656C223A38367D795C00</text:p>
          </table:table-cell>
          <table:table-cell table:style-name="ce2" office:value-type="string" calcext:value-type="string">
            <text:p>{"error":0} and {"firmware":"v1.0.1","model":86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aa8017007b227175657279496e666f223a22666163746f7279227d7681</text:p>
          </table:table-cell>
          <table:table-cell table:style-name="ce2" office:value-type="string" calcext:value-type="string">
            <text:p>{"queryInfo":"factory"}</text:p>
          </table:table-cell>
          <table:table-cell table:style-name="ce2"/>
          <table:table-cell table:style-name="ce2" office:value-type="string" calcext:value-type="string">
            <text:p>55AA8018007B2244794261636B6C69676874223A22656E61626C65227DFAEC00</text:p>
          </table:table-cell>
          <table:table-cell table:style-name="ce2" office:value-type="string" calcext:value-type="string">
            <text:p>{"DyBacklight":"enable"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AA8711007B22484D495F64696D4F70656E223A317DC140</text:p>
          </table:table-cell>
          <table:table-cell table:style-name="ce2" office:value-type="string" calcext:value-type="string">
            <text:p>{"HMI_dimOpen":0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SSerialSend5 55aa8711007b22484d495f64696d4f70656e223a317dc0d0</text:p>
          </table:table-cell>
          <table:table-cell table:style-name="ce2" office:value-type="string" calcext:value-type="string">
            <text:p>{"HMI_dimOpen":1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30E007B2274656D70556E6974223A307D8B61</text:p>
          </table:table-cell>
          <table:table-cell table:style-name="ce2" office:value-type="string" calcext:value-type="string">
            <text:p>{"tempUnit":0}</text:p>
          </table:table-cell>
          <table:table-cell table:style-name="ce2" office:value-type="string" calcext:value-type="string">
            <text:p>set temperature unit (0 = C, 1 = F)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30E007B2274656D70556E6974223A317D8AF1</text:p>
          </table:table-cell>
          <table:table-cell table:style-name="ce2" office:value-type="string" calcext:value-type="string">
            <text:p>{"tempUnit":1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73C007B226964223A2231303031333833323138222C227377697463686573223A5B7B226F75746C6574223A302C22737769746368223A226F6666227D5D7D2D2F</text:p>
          </table:table-cell>
          <table:table-cell table:style-name="ce2" office:value-type="string" calcext:value-type="string">
            <text:p>{"id":"1001383218","switches":[{"outlet":0,"switch":"off"}]}</text:p>
          </table:table-cell>
          <table:table-cell table:style-name="ce2" office:value-type="string" calcext:value-type="string">
            <text:p>left relay state on main page</text:p>
          </table:table-cell>
          <table:table-cell table:style-name="ce2" office:value-type="string" calcext:value-type="string">
            <text:p>55AA870B007B226572726F72223A307D550100</text:p>
          </table:table-cell>
          <table:table-cell table:style-name="ce2" office:value-type="string" calcext:value-type="string">
            <text:p>{"error":0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AA873B007B226964223A2231303031333833323138222C227377697463686573223A5B7B226F75746C6574223A302C22737769746368223A226F6E227D5D7D3F54</text:p>
          </table:table-cell>
          <table:table-cell table:style-name="ce2" office:value-type="string" calcext:value-type="string">
            <text:p>{"id":"1001383218","switches":[{"outlet":0,"switch":"on"}]}</text:p>
          </table:table-cell>
          <table:table-cell table:style-name="ce2" office:value-type="string" calcext:value-type="string">
            <text:p>left relay state on main page</text:p>
          </table:table-cell>
          <table:table-cell table:style-name="ce2" office:value-type="string" calcext:value-type="string">
            <text:p>55AA870B007B226572726F72223A307D550100</text:p>
          </table:table-cell>
          <table:table-cell table:style-name="ce2" office:value-type="string" calcext:value-type="string">
            <text:p>{"error":0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AA873C007B226964223A2231303031333833323138222C227377697463686573223A5B7B226F75746C6574223A312C22737769746368223A226F6666227D5D7D10D3</text:p>
          </table:table-cell>
          <table:table-cell table:style-name="ce2" office:value-type="string" calcext:value-type="string">
            <text:p>{"id":"1001383218","switches":[{"outlet":1,"switch":"off"}]}</text:p>
          </table:table-cell>
          <table:table-cell table:style-name="ce2" office:value-type="string" calcext:value-type="string">
            <text:p>right relay state on main page</text:p>
          </table:table-cell>
          <table:table-cell table:style-name="ce2" office:value-type="string" calcext:value-type="string">
            <text:p>55AA870B007B226572726F72223A307D550100</text:p>
          </table:table-cell>
          <table:table-cell table:style-name="ce2" office:value-type="string" calcext:value-type="string">
            <text:p>{"error":0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AA873B007B226964223A2231303031333833323138222C227377697463686573223A5B7B226F75746C6574223A312C22737769746368223A226F6E227D5D7D6EA8</text:p>
          </table:table-cell>
          <table:table-cell table:style-name="ce2" office:value-type="string" calcext:value-type="string">
            <text:p>{"id":"1001383218","switches":[{"outlet":1,"switch":"on"}]}</text:p>
          </table:table-cell>
          <table:table-cell table:style-name="ce2" office:value-type="string" calcext:value-type="string">
            <text:p>right relay state on main page</text:p>
          </table:table-cell>
          <table:table-cell table:style-name="ce2" office:value-type="string" calcext:value-type="string">
            <text:p>55AA870B007B226572726F72223A307D550100</text:p>
          </table:table-cell>
          <table:table-cell table:style-name="ce2" office:value-type="string" calcext:value-type="string">
            <text:p>{"error":0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AA8527007B22776966695374617465223A226E6F6E6574776F726B222C22727373694C6576656C223A347D635B</text:p>
          </table:table-cell>
          <table:table-cell table:style-name="ce2" office:value-type="string" calcext:value-type="string">
            <text:p>{"wifiState":"nonetwork","rssiLevel":4}</text:p>
          </table:table-cell>
          <table:table-cell table:style-name="ce2" office:value-type="string" calcext:value-type="string">
            <text:p>wifi state and signal strength – sent every seco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{"wifiState":"disconnect","rssiLevel":0}</text:p>
          </table:table-cell>
          <table:table-cell table:style-name="ce2" office:value-type="string" calcext:value-type="string">
            <text:p>looks equal to nonetwork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{"wifiState":"connecting","rssiLevel":0}</text:p>
          </table:table-cell>
          <table:table-cell table:style-name="ce2" office:value-type="string" calcext:value-type="string">
            <text:p>looks equal to nonetwork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527007B22776966695374617465223A22636F6E6E6563746564222C22727373694C6576656C223A347DE18C</text:p>
          </table:table-cell>
          <table:table-cell table:style-name="ce2" office:value-type="string" calcext:value-type="string">
            <text:p>{"wifiState":"connected","rssiLevel":4}</text:p>
          </table:table-cell>
          <table:table-cell table:style-name="ce2" office:value-type="string" calcext:value-type="string">
            <text:p>connecting; disconnect; pairing; nonetwork;RssiLevel 0-4, if using higher number other picture resources get drawn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{"wifiState":"pairing","rssiLevel":4}</text:p>
          </table:table-cell>
          <table:table-cell table:style-name="ce2" office:value-type="string" calcext:value-type="string">
            <text:p>shows pairing screen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55AA852F00227B5C227769666953746174655C223A5C22636F6E6E6563746564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55AA 82 37 00 7B2279656172223A313937302C226D6F6E223A312C22646179223A312C22686F7572223A322C226D696E223A302C227765656B223A347D3152</text:p>
          </table:table-cell>
          <table:table-cell table:style-name="ce2" office:value-type="string" calcext:value-type="string">
            <text:p>{"year":1970,"mon":1,"day":1,"hour":2,"min":0,"week":4}</text:p>
          </table:table-cell>
          <table:table-cell table:style-name="ce2" office:value-type="string" calcext:value-type="string">
            <text:p>time/date setting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23B007B2279656172223A323032312C226D6F6E223A31302C22646179223A31322C22686F7572223A32332C226D696E223A32322C227765656B223A327DD28D</text:p>
          </table:table-cell>
          <table:table-cell table:style-name="ce2" office:value-type="string" calcext:value-type="string">
            <text:p>{"year":2021,"mon":10,"day":12,"hour":23,"min":22,"week":2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 83 2D 00 7B2274656D7065726174757265223A32322C2268756D6964697479223A35302C2274656D70556E6974223A307DFAD3</text:p>
          </table:table-cell>
          <table:table-cell table:style-name="ce2" office:value-type="string" calcext:value-type="string">
            <text:p>{"temperature":22,"humidity":50,"tempUnit":0}</text:p>
          </table:table-cell>
          <table:table-cell table:style-name="ce2" office:value-type="string" calcext:value-type="string">
            <text:p>probe temperature set, humidity is always 50, temperature can be up to 5 digits, temp unit gets overwritten when using all 5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44F007B22484D495F415443446576696365223A7B226374797065223A22646576696365222C226964223A2231303031333833323138222C226F75746C6574223A302C226574797065223A22686F74227D7DD324</text:p>
          </table:table-cell>
          <table:table-cell table:style-name="ce2" office:value-type="string" calcext:value-type="string">
            <text:p>{"HMI_ATCDevice":{"ctype":"device","id":"1001383218","outlet":0,"etype":"hot"}}</text:p>
          </table:table-cell>
          <table:table-cell table:style-name="ce2" office:value-type="string" calcext:value-type="string">
            <text:p>set thermostat and type (cold/hot)</text:p>
          </table:table-cell>
          <table:table-cell table:style-name="ce2" office:value-type="string" calcext:value-type="string">
            <text:p>55AA8439007B226374797065223A22646576696365222C226964223A2231303031333833323138222C227265736F7572636574797065223A22415443227D009800</text:p>
          </table:table-cell>
          <table:table-cell table:style-name="ce2" office:value-type="string" calcext:value-type="string">
            <text:p>{"ctype":"device","id":"1001383218","resourcetype":"ATC"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AA864D007B22484D495F7265736F7572636573223A5B7B22696E646578223A312C226374797065223A22646576696365222C226964223A2231303030663731623031222C2275696964223A3130337D5D7D9099</text:p>
          </table:table-cell>
          <table:table-cell table:style-name="ce2" office:value-type="string" calcext:value-type="string">
            <text:p>{"HMI_resources":[{"index":1,"ctype":"device","id":"1000f71b01","uiid":103}]}</text:p>
          </table:table-cell>
          <table:table-cell table:style-name="ce2" office:value-type="string" calcext:value-type="string">
            <text:p>id=ewelink app Device ID; uiid seems to correspond to the type of device (103=CCT bulb, 107 = toggle switch horizontal, 112 = toggle switch vertical, 137= RGB light strip)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4D007B22484D495F7265736F7572636573223A5B7B22696E646578223A322C226374797065223A22646576696365222C226964223A2231303030663139306536222C2275696964223A3130337D5D7D1063</text:p>
          </table:table-cell>
          <table:table-cell table:style-name="ce2" office:value-type="string" calcext:value-type="string">
            <text:p>{"HMI_resources":[{"index":2,"ctype":"device","id":"1000f190e6","uiid":103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4D007B22484D495F7265736F7572636573223A5B7B22696E646578223A332C226374797065223A22646576696365222C226964223A2231303031333832613666222C2275696964223A3133377D5D7DAACF</text:p>
          </table:table-cell>
          <table:table-cell table:style-name="ce2" office:value-type="string" calcext:value-type="string">
            <text:p>{"HMI_resources":[{"index":3,"ctype":"device","id":"1001382a6f","uiid":137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4F007B22484D495F7265736F7572636573223A5B7B22696E646578223A342C226374797065223A227363656E65222C226964223A22363136343637363633323634376632613664353933636632227D5D7DC996</text:p>
          </table:table-cell>
          <table:table-cell table:style-name="ce2" office:value-type="string" calcext:value-type="string">
            <text:p>{"HMI_resources":[{"index":4,"ctype":"scene","id":"6164676632647f2a6d593cf2"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A3007B2272656C6174696F6E223A5B7B226374797065223A22646576696365222C226964223A2231303031333833323138222C226E616D65223A224E5350616E652E2E222C226F6E6C696E65223A747275652C22706172616D73223A7B227377697463686573223A5B7B22737769746368223A226F6666222C226F75746C6574223A307D2C7B22737769746368223A226F6666222C226F75746C6574223A317D5D7D7D5D7D1874</text:p>
          </table:table-cell>
          <table:table-cell table:style-name="ce2" office:value-type="string" calcext:value-type="string">
            <text:p>{"relation":[{"ctype":"device","id":"1001383218","name":"NSPane..","online":true,"params":{"switches":[{"switch":"off","outlet":0},{"switch":"off","outlet":1}]}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A3007B2272656C6174696F6E223A5B7B226374797065223A22646576696365222C226964223A2231303031333833323138222C226E616D65223A224E5350616E652E2E222C226F6E6C696E65223A747275652C22706172616D73223A7B227377697463686573223A5B7B22737769746368223A226F6666222C226F75746C6574223A307D2C7B22737769746368223A226F6666222C226F75746C6574223A317D5D7D7D5D7D1874</text:p>
          </table:table-cell>
          <table:table-cell table:style-name="ce2" office:value-type="string" calcext:value-type="string">
            <text:p>{"relation":[{"ctype":"device","id":"1001383218","name":"NSPane..","online":true,"params":{"switches":[{"switch":"off","outlet":0},{"switch":"off","outlet":1}]}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98007b2272656c6174696f6e223a5b7b226374797065223a22646576696365222c226964223a2231303030663731623031222c226e616d65223a2242756c6220532e2e222c226f6e6c696e65223a747275652c22706172616d73223a7b22737769746368223a226f6e222c226c74797065223a227768697465222c227768697465223a7b226272223a3130302c226374223a3235357d7d7d5d7d01d4</text:p>
          </table:table-cell>
          <table:table-cell table:style-name="ce2" office:value-type="string" calcext:value-type="string">
            <text:p>{"relation":[{"ctype":"device","id":"1000f71b01","name":"Bulb S..","online":true,"params":{"switch":"on","ltype":"white","white":{"br":100,"ct":255}}}]}</text:p>
          </table:table-cell>
          <table:table-cell table:style-name="ce2" office:value-type="string" calcext:value-type="string">
            <text:p>define ct bulb widget</text:p>
          </table:table-cell>
          <table:table-cell table:style-name="ce5" office:value-type="string" calcext:value-type="string" table:number-columns-spanned="1" table:number-rows-spanned="9">
            <text:p>ALL 8 COMMANDS NEED TO BE SENT OR THE SCREEN WILL STOP ACCEPTING SWIPE INPUT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97007B2272656C6174696F6E223A5B7B226374797065223A22646576696365222C226964223A2231303030663139306536222C226E616D65223A2242756C6220412E2E222C226F6E6C696E65223A747275652C22706172616D73223A7B22737769746368223A226F6666222C226C74797065223A227768697465222C227768697465223A7B226272223A34322C226374223A39367D7D7D5D7D86EB</text:p>
          </table:table-cell>
          <table:table-cell table:style-name="ce2" office:value-type="string" calcext:value-type="string">
            <text:p>{"relation":[{"ctype":"device","id":"1000f190e6","name":"Bulb A..","online":true,"params":{"switch":"off","ltype":"white","white":{"br":42,"ct":96}}}]}</text:p>
          </table:table-cell>
          <table:table-cell table:style-name="ce2" office:value-type="string" calcext:value-type="string">
            <text:p>define ct bulb widget</text:p>
          </table:table-cell>
          <table:covered-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AF007b2272656c6174696f6e223a5b7b226374797065223a22646576696365222c226964223a2231303031333832613666222c226e616d65223a224c32222c226f6e6c696e65223a747275652c22706172616d73223a7b22737769746368223a226f6e222c22636f6c6f7252223a3234382c22636f6c6f7247223a302c22636f6c6f7242223a3234302c226d6f6465223a312c22627269676874223a34302c226c696768745f74797065223a317d7d5d7d29f9</text:p>
          </table:table-cell>
          <table:table-cell table:style-name="ce2" office:value-type="string" calcext:value-type="string">
            <text:p>{"relation":[{"ctype":"device","id":"1001382a6f","name":"L2","online":true,"params":{"switch":"on","colorR":248,"colorG":0,"colorB":240,"mode":1,"bright":40,"light_type":1}}]}</text:p>
          </table:table-cell>
          <table:table-cell table:style-name="ce2" office:value-type="string" calcext:value-type="string">
            <text:p>define light strip widget</text:p>
          </table:table-cell>
          <table:covered-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4F007B2272656C6174696F6E223A5B7B226374797065223A227363656E65222C226964223A22363136343637363633323634376632613664353933636632222C226E616D65223A225363656E65227D5D7D7EC7</text:p>
          </table:table-cell>
          <table:table-cell table:style-name="ce2" office:value-type="string" calcext:value-type="string">
            <text:p>{"relation":[{"ctype":"scene","id":"6164676632647f2a6d593cf2","name":"Scene"}]}</text:p>
          </table:table-cell>
          <table:table-cell table:style-name="ce2" office:value-type="string" calcext:value-type="string">
            <text:p>define scene widget</text:p>
          </table:table-cell>
          <table:covered-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1B007B22696E646578223A342C2274797065223A2264656C657465227D514F</text:p>
          </table:table-cell>
          <table:table-cell table:style-name="ce2" office:value-type="string" calcext:value-type="string">
            <text:p>{"index":4,"type":"delete"}</text:p>
          </table:table-cell>
          <table:table-cell table:style-name="ce2" office:value-type="string" calcext:value-type="string">
            <text:p>delete widget</text:p>
          </table:table-cell>
          <table:covered-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1B007B22696E646578223A352C2274797065223A2264656C657465227D00B3</text:p>
          </table:table-cell>
          <table:table-cell table:style-name="ce2" office:value-type="string" calcext:value-type="string">
            <text:p>{"index":5,"type":"delete"}</text:p>
          </table:table-cell>
          <table:table-cell table:style-name="ce2" office:value-type="string" calcext:value-type="string">
            <text:p>delete widget</text:p>
          </table:table-cell>
          <table:covered-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1B007B22696E646578223A362C2274797065223A2264656C657465227DF0F7</text:p>
          </table:table-cell>
          <table:table-cell table:style-name="ce2" office:value-type="string" calcext:value-type="string">
            <text:p>{"index":6,"type":"delete"}</text:p>
          </table:table-cell>
          <table:table-cell table:style-name="ce2" office:value-type="string" calcext:value-type="string">
            <text:p>delete widget</text:p>
          </table:table-cell>
          <table:covered-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1B007B22696E646578223A372C2274797065223A2264656C657465227DA10B</text:p>
          </table:table-cell>
          <table:table-cell table:style-name="ce2" office:value-type="string" calcext:value-type="string">
            <text:p>{"index":7,"type":"delete"}</text:p>
          </table:table-cell>
          <table:table-cell table:style-name="ce2" office:value-type="string" calcext:value-type="string">
            <text:p>delete widget</text:p>
          </table:table-cell>
          <table:covered-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1B007B22696E646578223A382C2274797065223A2264656C657465227D921C</text:p>
          </table:table-cell>
          <table:table-cell table:style-name="ce2" office:value-type="string" calcext:value-type="string">
            <text:p>{"index":8,"type":"delete"}</text:p>
          </table:table-cell>
          <table:table-cell table:style-name="ce2" office:value-type="string" calcext:value-type="string">
            <text:p>delete widget</text:p>
          </table:table-cell>
          <table:covered-table-cell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{"relation":[{"ctype":"device","id":"1","name":"Bulb","online":true,"params":{"switch":"on"}}]}</text:p>
          </table:table-cell>
          <table:table-cell table:style-name="ce2" office:value-type="string" calcext:value-type="string">
            <text:p>uuid 112 – toggle switc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{"relation":[{"ctype":"device","id":"1","name":"Bulb S..","online":true,"params":{"switch":"on","ltype":"color}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42B007B22415443456E61626C65223A302C224154434D6F6465223A302C2241544345787065637430223A32377D7138</text:p>
          </table:table-cell>
          <table:table-cell table:style-name="ce2" office:value-type="string" calcext:value-type="string">
            <text:p>{"ATCEnable":0,"ATCMode":0,"ATCExpect0":27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41D007B224154434D6F6465223A302C2241544345787065637430223A32397D45BD</text:p>
          </table:table-cell>
          <table:table-cell table:style-name="ce2" office:value-type="string" calcext:value-type="string">
            <text:p>{"ATCMode":0,"ATCExpect0":29}</text:p>
          </table:table-cell>
          <table:table-cell table:style-name="ce2" office:value-type="string" calcext:value-type="string">
            <text:p>thermostat change temp</text:p>
          </table:table-cell>
          <table:table-cell table:style-name="ce2" office:value-type="string" calcext:value-type="string">
            <text:p>55AA841D007B224154434D6F6465223A302C2241544345787065637430223A32397D45BD00</text:p>
          </table:table-cell>
          <table:table-cell table:style-name="ce2" office:value-type="string" calcext:value-type="string">
            <text:p>{"ATCMode":0,"ATCExpect0":29}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AA8527007B22776966695374617465223A22636F6E6E6563746564222C22727373694C6576656C223A347DE18C</text:p>
          </table:table-cell>
          <table:table-cell table:style-name="ce2" office:value-type="string" calcext:value-type="string">
            <text:p>{"params":{"ATCExpect1":28.5}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40F007B22415443456E61626C65223A317D061600</text:p>
          </table:table-cell>
          <table:table-cell table:style-name="ce2" office:value-type="string" calcext:value-type="string">
            <text:p>{"ATCEnable":1}</text:p>
          </table:table-cell>
          <table:table-cell table:style-name="ce2" office:value-type="string" calcext:value-type="string">
            <text:p>turn on thermosta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55aa840f007b22415443456e61626c65223a307d0786</text:p>
          </table:table-cell>
          <table:table-cell table:style-name="ce2" office:value-type="string" calcext:value-type="string">
            <text:p>{"ATCEnable":0}</text:p>
          </table:table-cell>
          <table:table-cell table:style-name="ce2" office:value-type="string" calcext:value-type="string">
            <text:p>turn off thermosta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9A007B2272656C6174696F6E223A5B7B226374797065223A22646576696365222C226964223A2231303030663731623031222C22706172616D73223A7B22737769746368223A226F6666222C226C74797065223A227768697465222C227768697465223A7B226272223A3130302C226374223A3235357D7D2C226E616D65223A2242756C6220532E2E222C226F6E6C696E65223A66616C73657D5D7D0E5B</text:p>
          </table:table-cell>
          <table:table-cell table:style-name="ce2" office:value-type="string" calcext:value-type="string">
            <text:p>{"relation":[{"ctype":"device","id":"1000f71b01","params":{"switch":"off","ltype":"white","white":{"br":100,"ct":255}},"name":"Bulb S..","online":false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97007B2272656C6174696F6E223A5B7B226374797065223A22646576696365222C226964223A2231303030663139306536222C22706172616D73223A7B22737769746368223A226F6666222C226C74797065223A227768697465222C227768697465223A7B226272223A34322C226374223A39367D7D2C226E616D65223A2242756C6220412E2E222C226F6E6C696E65223A747275657D5D7D41B9</text:p>
          </table:table-cell>
          <table:table-cell table:style-name="ce2" office:value-type="string" calcext:value-type="string">
            <text:p>{"relation":[{"ctype":"device","id":"1000f190e6","params":{"switch":"off","ltype":"white","white":{"br":42,"ct":96}},"name":"Bulb A..","online":true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4F007B2272656C6174696F6E223A5B7B226374797065223A227363656E65222C226964223A22363136343637363633323634376632613664353933636632222C226E616D65223A225363656E65227D5D7D7EC7</text:p>
          </table:table-cell>
          <table:table-cell table:style-name="ce2" office:value-type="string" calcext:value-type="string">
            <text:p>{"relation":[{"ctype":"scene","id":"6164676632647f2a6d593cf2","name":"Scene"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A2007B2272656C6174696F6E223A5B7B226374797065223A22646576696365222C226964223A2231303031333833323138222C22706172616D73223A7B227377697463686573223A5B7B22737769746368223A226F6E222C226F75746C6574223A307D2C7B22737769746368223A226F6666222C226F75746C6574223A317D5D7D2C226E616D65223A224E5350616E652E2E222C226F6E6C696E65223A747275657D5D7D8447</text:p>
          </table:table-cell>
          <table:table-cell table:style-name="ce2" office:value-type="string" calcext:value-type="string">
            <text:p>{"relation":[{"ctype":"device","id":"1001383218","params":{"switches":[{"switch":"on","outlet":0},{"switch":"off","outlet":1}]},"name":"NSPane..","online":true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55AA844F007B22484D495F415443446576696365223A7B226374797065223A22646576696365222C226964223A2231303031333833323138222C226F75746C6574223A302C226574797065223A22686F74227D7DD324</text:p>
          </table:table-cell>
          <table:table-cell table:style-name="ce2" office:value-type="string" calcext:value-type="string">
            <text:p>{"HMI_ATCDevice":{"ctype":"device","id":"1001383218","outlet":0,"etype":"hot"}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55aa8450007b22484d495f415443446576696365223a7b226374797065223a22646576696365222c226964223a2231303031333833323138222c226f75746c6574223a312c226574797065223a22636f6c64227d7d54aa</text:p>
          </table:table-cell>
          <table:table-cell table:style-name="ce2" office:value-type="string" calcext:value-type="string">
            <text:p>{"HMI_ATCDevice":{"ctype":"device","id":"1001383218","outlet":0,"etype":"hot"}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Creating widgets sequenc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4D007B22484D495F7265736F7572636573223A5B7B22696E646578223A312C226374797065223A22646576696365222C226964223A2231303030663139306536222C2275696964223A3130337D5D7D2745</text:p>
          </table:table-cell>
          <table:table-cell table:style-name="ce2" office:value-type="string" calcext:value-type="string">
            <text:p>{"HMI_resources":[{"index":1,"ctype":"device","id":"1000f190e6","uiid":103}]}</text:p>
          </table:table-cell>
          <table:table-cell table:style-name="ce2" office:value-type="string" calcext:value-type="string">
            <text:p>ctype can be device or group, group is available to open even when offline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4D007B22484D495F7265736F7572636573223A5B7B22696E646578223A322C226374797065223A22646576696365222C226964223A2231303031333832613666222C2275696964223A3133377D5D7D4612</text:p>
          </table:table-cell>
          <table:table-cell table:style-name="ce2" office:value-type="string" calcext:value-type="string">
            <text:p>{"HMI_resources":[{"index":2,"ctype":"device","id":"1001382a6f","uiid":137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4D007B22484D495F7265736F7572636573223A5B7B22696E646578223A332C226374797065223A22646576696365222C226964223A2231303030663731623031222C2275696964223A3130337D5D7D4B62</text:p>
          </table:table-cell>
          <table:table-cell table:style-name="ce2" office:value-type="string" calcext:value-type="string">
            <text:p>{"HMI_resources":[{"index":3,"ctype":"device","id":"1000f71b01","uiid":103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439007B226374797065223A22646576696365222C226964223A2231303031333833323138222C227265736F7572636574797065223A22415443227D0098</text:p>
          </table:table-cell>
          <table:table-cell table:style-name="ce2" office:value-type="string" calcext:value-type="string">
            <text:p>{"ctype":"device","id":"1001383218","resourcetype":"ATC"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4F007B22484D495F7265736F7572636573223A5B7B22696E646578223A342C226374797065223A227363656E65222C226964223A22363136343637363633323634376632613664353933636632227D5D7DC996</text:p>
          </table:table-cell>
          <table:table-cell table:style-name="ce2" office:value-type="string" calcext:value-type="string">
            <text:p>{"HMI_resources":[{"index":4,"ctype":"scene","id":"6164676632647f2a6d593cf2"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1B007B22696E646578223A352C2274797065223A2264656C657465227D00B3</text:p>
          </table:table-cell>
          <table:table-cell table:style-name="ce2" office:value-type="string" calcext:value-type="string">
            <text:p>{"index":5,"type":"delete"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1B007B22696E646578223A362C2274797065223A2264656C657465227DF0F7</text:p>
          </table:table-cell>
          <table:table-cell table:style-name="ce2" office:value-type="string" calcext:value-type="string">
            <text:p>{"index":6,"type":"delete"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1B007B22696E646578223A372C2274797065223A2264656C657465227DA10B</text:p>
          </table:table-cell>
          <table:table-cell table:style-name="ce2" office:value-type="string" calcext:value-type="string">
            <text:p>{"index":7,"type":"delete"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1B007B22696E646578223A382C2274797065223A2264656C657465227D921C</text:p>
          </table:table-cell>
          <table:table-cell table:style-name="ce2" office:value-type="string" calcext:value-type="string">
            <text:p>{"index":8,"type":"delete"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97007B2272656C6174696F6E223A5B7B226374797065223A22646576696365222C226964223A2231303030663139306536222C22706172616D73223A7B22737769746368223A226F6666222C226C74797065223A227768697465222C227768697465223A7B226272223A34322C226374223A39367D7D2C226E616D65223A2242756C6220412E2E222C226F6E6C696E65223A747275657D5D7D41B9</text:p>
          </table:table-cell>
          <table:table-cell table:style-name="ce2" office:value-type="string" calcext:value-type="string">
            <text:p>{"relation":[{"ctype":"device","id":"1000f190e6","params":{"switch":"off","ltype":"white","white":{"br":42,"ct":96}},"name":"Bulb A..","online":true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B1007B2272656C6174696F6E223A5B7B226374797065223A22646576696365222C226964223A2231303031333832613666222C22706172616D73223A7B22737769746368223A226F6666222C22636F6C6F7252223A3234382C22636F6C6F7247223A302C22636F6C6F7242223A3234302C226D6F6465223A312C22627269676874223A34302C226C696768745F74797065223A317D2C226E616D65223A224C32222C226F6E6C696E65223A66616C73657D5D7DD57E</text:p>
          </table:table-cell>
          <table:table-cell table:style-name="ce2" office:value-type="string" calcext:value-type="string">
            <text:p>{"relation":[{"ctype":"device","id":"1001382a6f","params":{"switch":"off","colorR":248,"colorG":0,"colorB":240,"mode":1,"bright":40,"light_type":1},"name":"L2","online":false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9A007B2272656C6174696F6E223A5B7B226374797065223A22646576696365222C226964223A2231303030663731623031222C22706172616D73223A7B22737769746368223A226F6666222C226C74797065223A227768697465222C227768697465223A7B226272223A3130302C226374223A3235357D7D2C226E616D65223A2242756C6220532E2E222C226F6E6C696E65223A66616C73657D5D7D0E5B</text:p>
          </table:table-cell>
          <table:table-cell table:style-name="ce2" office:value-type="string" calcext:value-type="string">
            <text:p>{"relation":[{"ctype":"device","id":"1000f71b01","params":{"switch":"off","ltype":"white","white":{"br":100,"ct":255}},"name":"Bulb S..","online":false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4F007B2272656C6174696F6E223A5B7B226374797065223A227363656E65222C226964223A22363136343637363633323634376632613664353933636632222C226E616D65223A225363656E65227D5D7D7EC7</text:p>
          </table:table-cell>
          <table:table-cell table:style-name="ce2" office:value-type="string" calcext:value-type="string">
            <text:p>{"relation":[{"ctype":"scene","id":"6164676632647f2a6d593cf2","name":"Scene"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55AA86A2007B2272656C6174696F6E223A5B7B226374797065223A22646576696365222C226964223A2231303031333833323138222C22706172616D73223A7B227377697463686573223A5B7B22737769746368223A226F6E222C226F75746C6574223A307D2C7B22737769746368223A226F6666222C226F75746C6574223A317D5D7D2C226E616D65223A224E5350616E652E2E222C226F6E6C696E65223A747275657D5D7D8447</text:p>
          </table:table-cell>
          <table:table-cell table:style-name="ce2" office:value-type="string" calcext:value-type="string">
            <text:p>{"relation":[{"ctype":"device","id":"1001383218","params":{"switches":[{"switch":"on","outlet":0},{"switch":"off","outlet":1}]},"name":"NSPane..","online":true}]}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55AA8143007B22484D495F77656174686572223A33362C22484D495F6F7574646F6F7254656D70223A7B2263757272656E74223A32362C2272616E6765223A2232302C3336227D7D799E</text:p>
          </table:table-cell>
          <table:table-cell table:style-name="ce2" office:value-type="string" calcext:value-type="string">
            <text:p>{"HMI_weather":36,"HMI_outdoorTemp":{"current":26,"range":"20,36"}}</text:p>
          </table:table-cell>
          <table:table-cell table:style-name="ce2" office:value-type="string" calcext:value-type="string">
            <text:p>change location, curre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55AA8140007B22484D495F77656174686572223A372C22484D495F6F7574646F6F7254656D70223A7B2263757272656E74223A352C2272616E6765223A222D332C38227D7D3452</text:p>
          </table:table-cell>
          <table:table-cell table:style-name="ce2" office:value-type="string" calcext:value-type="string">
            <text:p>{"HMI_weather":7,"HMI_outdoorTemp":{"current":5,"range":"-3,8"}}</text:p>
          </table:table-cell>
          <table:table-cell table:style-name="ce2" office:value-type="string" calcext:value-type="string">
            <text:p>HMI_weather: icons?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sunn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5AA8140007B22484D495F77656174686572223A33382C22484D495F6F7574646F6F7254656D70223A7B2263757272656E74223A382C2272616E6765223A22362C39227D7D5E91</text:p>
          </table:table-cell>
          <table:table-cell table:style-name="ce2" office:value-type="string" calcext:value-type="string">
            <text:p>{"HMI_weather":38,"HMI_outdoorTemp":{"current":8,"range":"6,9"}}</text:p>
          </table:table-cell>
          <table:table-cell table:style-name="ce2" office:value-type="string" calcext:value-type="string">
            <text:p>outdoor temp up to 5 digits, 5th overwrites temp unit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sun+cloud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ange goes up to 5 digits</text:p>
          </table:table-cell>
          <table:table-cell table:style-name="ce6" office:value-type="float" office:value="20" calcext:value-type="float">
            <text:p>20</text:p>
          </table:table-cell>
          <table:table-cell table:style-name="ce2" office:value-type="string" calcext:value-type="string">
            <text:p>cloud+snowflake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6" office:value-type="float" office:value="22" calcext:value-type="float">
            <text:p>22</text:p>
          </table:table-cell>
          <table:table-cell table:style-name="ce2" office:value-type="string" calcext:value-type="string">
            <text:p>Cloud + 3 snowflakes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6" office:value-type="float" office:value="22" calcext:value-type="float">
            <text:p>22</text:p>
          </table:table-cell>
          <table:table-cell table:style-name="ce2" office:value-type="string" calcext:value-type="string">
            <text:p>Cloud + 5 ice crystals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6" office:value-type="float" office:value="22" calcext:value-type="float">
            <text:p>22</text:p>
          </table:table-cell>
          <table:table-cell table:style-name="ce2" office:value-type="string" calcext:value-type="string">
            <text:p>Cloud + rain + snow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cloud+blue cloud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6" office:value-type="float" office:value="30" calcext:value-type="float">
            <text:p>30</text:p>
          </table:table-cell>
          <table:table-cell table:style-name="ce2" office:value-type="string" calcext:value-type="string">
            <text:p>red thermostat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6" office:value-type="float" office:value="31" calcext:value-type="float">
            <text:p>31</text:p>
          </table:table-cell>
          <table:table-cell table:style-name="ce2" office:value-type="string" calcext:value-type="string">
            <text:p>blue thermostat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6" office:value-type="float" office:value="32" calcext:value-type="float">
            <text:p>32</text:p>
          </table:table-cell>
          <table:table-cell table:style-name="ce2" office:value-type="string" calcext:value-type="string">
            <text:p>wind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6" office:value-type="float" office:value="40" calcext:value-type="float">
            <text:p>40</text:p>
          </table:table-cell>
          <table:table-cell table:style-name="ce2" office:value-type="string" calcext:value-type="string">
            <text:p>rainy cloud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6" office:value-type="float" office:value="11" calcext:value-type="float">
            <text:p>11</text:p>
          </table:table-cell>
          <table:table-cell table:style-name="ce2" office:value-type="string" calcext:value-type="string">
            <text:p>windy cloud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6" office:value-type="float" office:value="15" calcext:value-type="float">
            <text:p>15</text:p>
          </table:table-cell>
          <table:table-cell table:style-name="ce2" office:value-type="string" calcext:value-type="string">
            <text:p>cloud rain lightning</text:p>
          </table:table-cell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9" meta:object-count="0"/>
    <meta:generator>LibreOfficeDev/6.0.5.2$Linux_X86_64 LibreOffice_project/</meta:generator>
  </office:meta>
</office:document-meta>
</file>